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1-24_20-57-30_000.jpg</text:p>
          </table:table-cell>
          <table:table-cell table:style-name="ce12" office:value-type="string">
            <text:p>:m 食べた物</text:p>
          </table:table-cell>
          <table:table-cell table:style-name="ce20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1-25_02-16-49_000.jpg</text:p>
          </table:table-cell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1-25_02-16-56_000.jpg</text:p>
          </table:table-cell>
          <table:table-cell table:style-name="ce12" office:value-type="string">
            <text:p>:m :PHOTO 寝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1-25_06-42-50_000.jpg</text:p>
          </table:table-cell>
          <table:table-cell table:style-name="ce21" office:value-type="string">
            <text:p>:m :PHOTO 起きた時刻（夜中）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PHOTO 起きた時刻（夜中） / 2021">
            <text:p>:m :PHOTO 起きた時刻（夜中）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1-25_08-20-25_000.jpg</text:p>
          </table:table-cell>
          <table:table-cell table:style-name="ce19" office:value-type="string">
            <text:p>:m :PHOTO 起きた時刻 / 2021</text:p>
          </table:table-cell>
          <table:table-cell table:style-name="ce21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1-11-25_12-26-28_000.jpg</text:p>
          </table:table-cell>
          <table:table-cell table:style-name="ce12" office:value-type="string">
            <text:p>:m 食べた物</text:p>
          </table:table-cell>
          <table:table-cell table:style-name="ce20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1-11-25_15-25-03_000.jpg</text:p>
          </table:table-cell>
          <table:table-cell table:style-name="ce12" office:value-type="string">
            <text:p>:m :篠笛,shinobue #*# / session-memo / s.1:prac,for=mouth-shape:transition,Re+,R=~</text:p>
          </table:table-cell>
          <table:table-cell table:style-name="ce12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m :篠笛,shinobue #*# / session-memo / s.1:prac,for=mouth-shape:transition,Re+,R=~">
            <text:p>:m :篠笛,shinobue #*# / session-memo / s.1:prac,for=mouth-shape:transition,Re+,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1-11-25_15-29-52_000.jpg</text:p>
          </table:table-cell>
          <table:table-cell table:style-name="ce12" office:value-type="string">
            <text:p>:m RES 1*2 / free# JVEMV6 76#_39:1 / 76. physics / w=~,topics=ルジャンドル変換,other=orig+;calc+,s=~,i=~,doc=r-6.1-1~7</text:p>
          </table:table-cell>
          <table:table-cell table:style-name="ce19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RES 1*2 / free# JVEMV6 76#_39:1 / 76. physics / w=~,topics=ルジャンドル変換,other=orig+;calc+,s=~,i=~,doc=r-6.1-1~7">
            <text:p>:m RES 1*2 / free# JVEMV6 76#_39:1 / 76. physics / w=~,topics=ルジャンドル変換,other=orig+;calc+,s=~,i=~,doc=r-6.1-1~7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1-11-25_15-30-15_000.jpg</text:p>
          </table:table-cell>
          <table:table-cell table:style-name="ce12" office:value-type="string">
            <text:p>:m RES 2*2 / free# JVEMV6 76#_39:1 / 76. physics / w=~,topics=ルジャンドル変換；ハミルトニアン,other=calc+;i+,s=~,i=~,doc=r-6.1-1~7;#1.3~d-1</text:p>
          </table:table-cell>
          <table:table-cell table:style-name="ce21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RES 2*2 / free# JVEMV6 76#_39:1 / 76. physics / w=~,topics=ルジャンドル変換；ハミルトニアン,other=calc+;i+,s=~,i=~,doc=r-6.1-1~7;#1.3~d-1">
            <text:p>:m RES 2*2 / free# JVEMV6 76#_39:1 / 76. physics / w=~,topics=ルジャンドル変換；ハミルトニアン,other=calc+;i+,s=~,i=~,doc=r-6.1-1~7;#1.3~d-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1-11-25_16-36-47_000.jpg</text:p>
          </table:table-cell>
          <table:table-cell table:style-name="ce12" office:value-type="string">
            <text:p>:m #*# RES / JVEMV6 64#114_hirata_-- / 『霊の御柱』（たまのみはしら） 著者=平田篤胤,校注=~ / p.22 / w=阿米[あめ；約れる[つづま；詠る[よめ；詔ひ[のりたま；地[つち,topic=読み方</text:p>
          </table:table-cell>
          <table:table-cell table:style-name="ce12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:m #*# RES / JVEMV6 64#114_hirata_-- / 『霊の御柱』（たまのみはしら） 著者=平田篤胤,校注=~ / p.22 / w=阿米[あめ；約れる[つづま；詠る[よめ；詔ひ[のりたま；地[つち,topic=読み方">
            <text:p>:m #*# RES / JVEMV6 64#114_hirata_-- / 『霊の御柱』（たまのみはしら） 著者=平田篤胤,校注=~ / p.22 / w=阿米[あめ；約れる[つづま；詠る[よめ；詔ひ[のりたま；地[つち,topic=読み方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 office:value-type="string">
            <text:p>2021-11-25_19-16-13_000.jpg</text:p>
          </table:table-cell>
          <table:table-cell table:style-name="ce19" office:value-type="string">
            <text:p>:m :篠笛,shinobue #*# / session-memo / s.1:res,for=hole-xから始めると、どんなpitchを吹いてるか？,Re+</text:p>
          </table:table-cell>
          <table:table-cell table:style-name="ce12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m :篠笛,shinobue #*# / session-memo / s.1:res,for=hole-xから始めると、どんなpitchを吹いてるか？,Re+">
            <text:p>:m :篠笛,shinobue #*# / session-memo / s.1:res,for=hole-xから始めると、どんなpitchを吹いてるか？,Re+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1-11-25_14-56-32_000.mp4</text:p>
          </table:table-cell>
          <table:table-cell table:style-name="ce19" office:value-type="string">
            <text:p>:VIDEO / @自室 / 記録 / jap.flute / 演奏、play / R=1 / todays-melody,i.f.=~,notes=,Re+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:VIDEO / @自室 / 記録 / jap.flute / 演奏、play / R=1 / todays-melody,i.f.=~,notes=,Re+,other=~">
            <text:p>:VIDEO / @自室 / 記録 / jap.flute / 演奏、play / R=1 / todays-melody,i.f.=~,notes=,Re+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1-11-25_14-59-01_000.mp4</text:p>
          </table:table-cell>
          <table:table-cell table:style-name="ce19" office:value-type="string">
            <text:p>:VIDEO / @自室 / 記録 / jap.flute / 演奏、play / R=2 / todays-melody,i.f.=~,notes=,Re+,other=R.1の続き</text:p>
          </table:table-cell>
          <table:table-cell table:style-name="ce12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VIDEO / @自室 / 記録 / jap.flute / 演奏、play / R=2 / todays-melody,i.f.=~,notes=,Re+,other=R.1の続き">
            <text:p>:VIDEO / @自室 / 記録 / jap.flute / 演奏、play / R=2 / todays-melody,i.f.=~,notes=,Re+,other=R.1の続き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1-11-25_15-02-39_000.mp4</text:p>
          </table:table-cell>
          <table:table-cell table:style-name="ce19" office:value-type="string">
            <text:p>:VIDEO / @自室 / 記録 / jap.flute / 演奏、play / R=3 / todays-melody,i.f.=~,notes=,Re+,other=R.1の続き</text:p>
          </table:table-cell>
          <table:table-cell table:style-name="ce12"/>
          <table:table-cell table:style-name="ce5"/>
          <table:table-cell table:style-name="ce5"/>
          <table:table-cell table:style-name="ce40" table:formula="of:=IF([.E15]=&quot;&quot;;[.C15];CONCATENATE([.C15];&quot; / &quot;;[.E15]))" office:value-type="string" office:string-value=":VIDEO / @自室 / 記録 / jap.flute / 演奏、play / R=3 / todays-melody,i.f.=~,notes=,Re+,other=R.1の続き">
            <text:p>:VIDEO / @自室 / 記録 / jap.flute / 演奏、play / R=3 / todays-melody,i.f.=~,notes=,Re+,other=R.1の続き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 office:value-type="string">
            <text:p>2021-11-25_15-10-23_000.mp4</text:p>
          </table:table-cell>
          <table:table-cell table:style-name="ce12" office:value-type="string">
            <text:p>-*</text:p>
          </table:table-cell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string" office:string-value="-*">
            <text:p>-*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string">
            <text:p>2021-11-25_15-13-00_000.mp4</text:p>
          </table:table-cell>
          <table:table-cell table:style-name="ce12" office:value-type="string">
            <text:p>:VIDEO / @自室 / 記録 / jap.flute / 演奏、play / R=4 / todays-melody,i.f.=~,notes=,Re+,other=R.1の続き</text:p>
          </table:table-cell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string" office:string-value=":VIDEO / @自室 / 記録 / jap.flute / 演奏、play / R=4 / todays-melody,i.f.=~,notes=,Re+,other=R.1の続き">
            <text:p>:VIDEO / @自室 / 記録 / jap.flute / 演奏、play / R=4 / todays-melody,i.f.=~,notes=,Re+,other=R.1の続き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5" office:value-type="string">
            <text:p>2021-11-25_18-40-24_000.mp4</text:p>
          </table:table-cell>
          <table:table-cell table:style-name="ce12" office:value-type="string">
            <text:p>:VIDEO / @自室 / 記録 / jap.flute / 演奏、play / R=1(session-2) / todays-melody,i.f.=~,notes=,Re+,other=~</text:p>
          </table:table-cell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string" office:string-value=":VIDEO / @自室 / 記録 / jap.flute / 演奏、play / R=1(session-2) / todays-melody,i.f.=~,notes=,Re+,other=~">
            <text:p>:VIDEO / @自室 / 記録 / jap.flute / 演奏、play / R=1(session-2) / todays-melody,i.f.=~,notes=,Re+,other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0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12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 table:formula="of:=[.F24]" office:value-type="string" office:string-value="N-35-35-28.752136 E-139-34-50.148925">
            <text:p>N-35-35-28.752136 E-139-34-50.148925</text:p>
          </table:table-cell>
          <table:table-cell table:style-name="ce5" office:value-type="string">
            <text:p>N-35-35-28.752136 E-139-34-50.148925</text:p>
          </table:table-cell>
          <table:table-cell table:style-name="ce40" table:formula="of:=IF([.E24]=&quot;&quot;;[.C24];CONCATENATE([.C24];&quot; / &quot;;[.E24]))" office:value-type="string" office:string-value=" / N-35-35-28.752136 E-139-34-50.148925">
            <text:p><text:s/>/ N-35-35-28.752136 E-139-34-50.148925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21"/>
          <table:table-cell table:style-name="ce5" table:formula="of:=[.F25]" office:value-type="string" office:string-value="N-35-38-30.617065 E-139-38-47.01416">
            <text:p>N-35-38-30.617065 E-139-38-47.01416</text:p>
          </table:table-cell>
          <table:table-cell table:style-name="ce5" office:value-type="string">
            <text:p>N-35-38-30.617065 E-139-38-47.01416</text:p>
          </table:table-cell>
          <table:table-cell table:style-name="ce40" table:formula="of:=IF([.E25]=&quot;&quot;;[.C25];CONCATENATE([.C25];&quot; / &quot;;[.E25]))" office:value-type="string" office:string-value=" / N-35-38-30.617065 E-139-38-47.01416">
            <text:p><text:s/>/ N-35-38-30.617065 E-139-38-47.01416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 table:formula="of:=[.F26]" office:value-type="string" office:string-value="N-35-38-30.617065 E-139-38-47.01416">
            <text:p>N-35-38-30.617065 E-139-38-47.01416</text:p>
          </table:table-cell>
          <table:table-cell table:style-name="ce5" office:value-type="string">
            <text:p>N-35-38-30.617065 E-139-38-47.01416</text:p>
          </table:table-cell>
          <table:table-cell table:style-name="ce40" table:formula="of:=IF([.E26]=&quot;&quot;;[.C26];CONCATENATE([.C26];&quot; / &quot;;[.E26]))" office:value-type="string" office:string-value=" / N-35-38-30.617065 E-139-38-47.01416">
            <text:p><text:s/>/ N-35-38-30.617065 E-139-38-47.01416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 table:formula="of:=[.F27]" office:value-type="string" office:string-value="N-35-38-22.253723 E-139-38-46.02539">
            <text:p>N-35-38-22.253723 E-139-38-46.02539</text:p>
          </table:table-cell>
          <table:table-cell table:style-name="ce5" office:value-type="string">
            <text:p>N-35-38-22.253723 E-139-38-46.02539</text:p>
          </table:table-cell>
          <table:table-cell table:style-name="ce40" table:formula="of:=IF([.E27]=&quot;&quot;;[.C27];CONCATENATE([.C27];&quot; / &quot;;[.E27]))" office:value-type="string" office:string-value=" / N-35-38-22.253723 E-139-38-46.02539">
            <text:p><text:s/>/ N-35-38-22.253723 E-139-38-46.0253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 table:formula="of:=[.F28]" office:value-type="string" office:string-value="N-35-38-22.253723 E-139-38-46.02539">
            <text:p>N-35-38-22.253723 E-139-38-46.02539</text:p>
          </table:table-cell>
          <table:table-cell table:style-name="ce5" office:value-type="string">
            <text:p>N-35-38-22.253723 E-139-38-46.02539</text:p>
          </table:table-cell>
          <table:table-cell table:style-name="ce40" table:formula="of:=IF([.E28]=&quot;&quot;;[.C28];CONCATENATE([.C28];&quot; / &quot;;[.E28]))" office:value-type="string" office:string-value=" / N-35-38-22.253723 E-139-38-46.02539">
            <text:p><text:s/>/ N-35-38-22.253723 E-139-38-46.0253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formula="of:=[.F29]" office:value-type="string" office:string-value="N-35-38-22.253723 E-139-38-46.02539">
            <text:p>N-35-38-22.253723 E-139-38-46.02539</text:p>
          </table:table-cell>
          <table:table-cell table:style-name="ce5" office:value-type="string">
            <text:p>N-35-38-22.253723 E-139-38-46.02539</text:p>
          </table:table-cell>
          <table:table-cell table:style-name="ce40" table:formula="of:=IF([.E29]=&quot;&quot;;[.C29];CONCATENATE([.C29];&quot; / &quot;;[.E29]))" office:value-type="string" office:string-value=" / N-35-38-22.253723 E-139-38-46.02539">
            <text:p><text:s/>/ N-35-38-22.253723 E-139-38-46.0253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formula="of:=[.F30]" office:value-type="string" office:string-value="N-35-38-21.731872 E-139-38-45.421142">
            <text:p>N-35-38-21.731872 E-139-38-45.421142</text:p>
          </table:table-cell>
          <table:table-cell table:style-name="ce5" office:value-type="string">
            <text:p>N-35-38-21.731872 E-139-38-45.421142</text:p>
          </table:table-cell>
          <table:table-cell table:style-name="ce40" table:formula="of:=IF([.E30]=&quot;&quot;;[.C30];CONCATENATE([.C30];&quot; / &quot;;[.E30]))" office:value-type="string" office:string-value=" / N-35-38-21.731872 E-139-38-45.421142">
            <text:p><text:s/>/ N-35-38-21.731872 E-139-38-45.421142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9"/>
          <table:table-cell table:style-name="ce5"/>
          <table:table-cell table:style-name="ce5"/>
          <table:table-cell table:style-name="ce5" office:value-type="string">
            <text:p>N-35-38-22.308654 E-139-38-45.311279</text:p>
          </table:table-cell>
          <table:table-cell table:style-name="ce40" table:formula="of:=IF([.E31]=&quot;&quot;;[.C31];CONCATENATE([.C31];&quot; / &quot;;[.E3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2]" office:value-type="string" office:string-value="N-35-38-23.558349 E-139-38-46.35498">
            <text:p>N-35-38-23.558349 E-139-38-46.35498</text:p>
          </table:table-cell>
          <table:table-cell table:style-name="ce5" office:value-type="string">
            <text:p>N-35-38-23.558349 E-139-38-46.35498</text:p>
          </table:table-cell>
          <table:table-cell table:style-name="ce40" table:formula="of:=IF([.E32]=&quot;&quot;;[.C32];CONCATENATE([.C32];&quot; / &quot;;[.E32]))" office:value-type="string" office:string-value=" / N-35-38-23.558349 E-139-38-46.35498">
            <text:p><text:s/>/ N-35-38-23.558349 E-139-38-46.3549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 table:formula="of:=[.F33]" office:value-type="string" office:string-value="N-35-38-23.558349 E-139-38-46.35498">
            <text:p>N-35-38-23.558349 E-139-38-46.35498</text:p>
          </table:table-cell>
          <table:table-cell table:style-name="ce5" office:value-type="string">
            <text:p>N-35-38-23.558349 E-139-38-46.35498</text:p>
          </table:table-cell>
          <table:table-cell table:style-name="ce40" table:formula="of:=IF([.E33]=&quot;&quot;;[.C33];CONCATENATE([.C33];&quot; / &quot;;[.E33]))" office:value-type="string" office:string-value=" / N-35-38-23.558349 E-139-38-46.35498">
            <text:p><text:s/>/ N-35-38-23.558349 E-139-38-46.3549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4]" office:value-type="string" office:string-value="N-35-38-23.558349 E-139-38-46.35498">
            <text:p>N-35-38-23.558349 E-139-38-46.35498</text:p>
          </table:table-cell>
          <table:table-cell table:style-name="ce5" office:value-type="string">
            <text:p>N-35-38-23.558349 E-139-38-46.35498</text:p>
          </table:table-cell>
          <table:table-cell table:style-name="ce40" table:formula="of:=IF([.E34]=&quot;&quot;;[.C34];CONCATENATE([.C34];&quot; / &quot;;[.E34]))" office:value-type="string" office:string-value=" / N-35-38-23.558349 E-139-38-46.35498">
            <text:p><text:s/>/ N-35-38-23.558349 E-139-38-46.3549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5]" office:value-type="string" office:string-value="N-35-38-23.681945 E-139-38-46.68457">
            <text:p>N-35-38-23.681945 E-139-38-46.68457</text:p>
          </table:table-cell>
          <table:table-cell table:style-name="ce5" office:value-type="string">
            <text:p>N-35-38-23.681945 E-139-38-46.68457</text:p>
          </table:table-cell>
          <table:table-cell table:style-name="ce40" table:formula="of:=IF([.E35]=&quot;&quot;;[.C35];CONCATENATE([.C35];&quot; / &quot;;[.E35]))" office:value-type="string" office:string-value=" / N-35-38-23.681945 E-139-38-46.68457">
            <text:p><text:s/>/ N-35-38-23.681945 E-139-38-46.68457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9"/>
          <table:table-cell table:style-name="ce5"/>
          <table:table-cell table:style-name="ce5" table:formula="of:=[.F36]" office:value-type="string" office:string-value="N-35-38-23.942871 E-139-38-46.245117">
            <text:p>N-35-38-23.942871 E-139-38-46.245117</text:p>
          </table:table-cell>
          <table:table-cell table:style-name="ce5" office:value-type="string">
            <text:p>N-35-38-23.942871 E-139-38-46.245117</text:p>
          </table:table-cell>
          <table:table-cell table:style-name="ce40" table:formula="of:=IF([.E36]=&quot;&quot;;[.C36];CONCATENATE([.C36];&quot; / &quot;;[.E36]))" office:value-type="string" office:string-value=" / N-35-38-23.942871 E-139-38-46.245117">
            <text:p><text:s/>/ N-35-38-23.942871 E-139-38-46.245117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 table:formula="of:=[.F37]" office:value-type="string" office:string-value="N-35-38-23.942871 E-139-38-46.245117">
            <text:p>N-35-38-23.942871 E-139-38-46.245117</text:p>
          </table:table-cell>
          <table:table-cell table:style-name="ce5" office:value-type="string">
            <text:p>N-35-38-23.942871 E-139-38-46.245117</text:p>
          </table:table-cell>
          <table:table-cell table:style-name="ce40" table:formula="of:=IF([.E37]=&quot;&quot;;[.C37];CONCATENATE([.C37];&quot; / &quot;;[.E37]))" office:value-type="string" office:string-value=" / N-35-38-23.942871 E-139-38-46.245117">
            <text:p><text:s/>/ N-35-38-23.942871 E-139-38-46.245117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12"/>
          <table:table-cell table:style-name="ce5" table:formula="of:=[.F38]" office:value-type="string" office:string-value="N-35-38-23.942871 E-139-38-46.245117">
            <text:p>N-35-38-23.942871 E-139-38-46.245117</text:p>
          </table:table-cell>
          <table:table-cell table:style-name="ce5" office:value-type="string">
            <text:p>N-35-38-23.942871 E-139-38-46.245117</text:p>
          </table:table-cell>
          <table:table-cell table:style-name="ce40" table:formula="of:=IF([.E38]=&quot;&quot;;[.C38];CONCATENATE([.C38];&quot; / &quot;;[.E38]))" office:value-type="string" office:string-value=" / N-35-38-23.942871 E-139-38-46.245117">
            <text:p><text:s/>/ N-35-38-23.942871 E-139-38-46.245117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 office:value-type="string">
            <text:p>N-35-35-28.601074 E-139-34-49.160156</text:p>
          </table:table-cell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 office:value-type="string">
            <text:p>N-35-35-28.573608 E-139-34-48.940429</text:p>
          </table:table-cell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/>
          <table:table-cell table:style-name="ce5" office:value-type="string">
            <text:p>N-35-35-28.62854 E-139-34-49.324951</text:p>
          </table:table-cell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12"/>
          <table:table-cell table:style-name="ce5"/>
          <table:table-cell table:style-name="ce5" office:value-type="string">
            <text:p>N-35-35-28.62854 E-139-34-49.270019</text:p>
          </table:table-cell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 office:value-type="string">
            <text:p>N-35-35-28.601074 E-139-34-49.215087</text:p>
          </table:table-cell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 office:value-type="string">
            <text:p>N-35-35-28.587341 E-139-34-49.599609</text:p>
          </table:table-cell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28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82]=&quot;&quot;;[.C82];CONCATENATE([.C82];&quot; / &quot;;[.E8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20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20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0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9])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9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5">2021/11/25</text:date>, <text:time>22:11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1-25T22:11:23.96</dc:date>
    <dc:creator>iwabuchi ken</dc:creator>
    <meta:editing-duration>P40DT11H13M2S</meta:editing-duration>
    <meta:editing-cycles>13880</meta:editing-cycles>
    <meta:document-statistic meta:table-count="1" meta:cell-count="464" meta:object-count="0"/>
  </office:meta>
</office:document-meta>
</file>